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ViewImportHandler.ignorableWhitespace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ViewImportHandler.parseNames( String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cViewImportHandler.DocViewImportHandler( Importer impo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ViewImportHandler.processCharacter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DocViewImportHandler.characters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ViewImportHandler.appendCharacters( char [ ] ch , int start , int l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cViewImportHandler.endElement( String namespaceURI , String localName , String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cViewImportHandler.processName( Name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ocViewImportHandler.startElement( String namespaceURI , String localName , String qName , Attributes att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47">
            <text:p text:style-name="Table_20_Contents">4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